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officeooo:rsid="00205a51" officeooo:paragraph-rsid="00205a51"/>
    </style:style>
    <style:style style:name="P3" style:family="paragraph" style:parent-style-name="Text_20_body" style:list-style-name="L1">
      <style:paragraph-properties fo:margin-top="0in" fo:margin-bottom="0in" style:contextual-spacing="false"/>
    </style:style>
    <style:style style:name="P4" style:family="paragraph" style:parent-style-name="Text_20_body">
      <style:paragraph-properties fo:margin-top="0in" fo:margin-bottom="0in" style:contextual-spacing="false"/>
      <style:text-properties officeooo:rsid="001fa0b2" officeooo:paragraph-rsid="001fa0b2"/>
    </style:style>
    <style:style style:name="P5" style:family="paragraph" style:parent-style-name="Text_20_body" style:list-style-name="L1">
      <style:paragraph-properties fo:margin-top="0in" fo:margin-bottom="0in" style:contextual-spacing="false"/>
      <style:text-properties officeooo:rsid="00205a51" officeooo:paragraph-rsid="00205a51"/>
    </style:style>
    <style:style style:name="P6" style:family="paragraph" style:parent-style-name="Text_20_body">
      <style:paragraph-properties fo:margin-top="0in" fo:margin-bottom="0in" style:contextual-spacing="false"/>
      <style:text-properties officeooo:rsid="00205a51" officeooo:paragraph-rsid="00205a5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985857447" text:style-name="L1">
        <text:list-item>
          <text:p text:style-name="P3"><text:span text:style-name="Strong_20_Emphasis">Describe the required functionality</text:span> of the project. </text:p>
        </text:list-item>
      </text:list>
      <text:p text:style-name="P4">The project is requiring there are buttons or means of filtering the search based upon specific critera. <text:s/>Buttons are placed at the top of the data table to filter based upon the specifications listed by the client to help filter out specific breeds, genders, and ages to find dogs for specific situations.</text:p>
      <text:p text:style-name="P4"/>
      <text:p text:style-name="P4">While I was able to build the data table and confirm that it would load and include the buttons and base for a pie chart, due to server issues I was unable to populate the table with data. <text:s/>With this in mind the pie chart wouldn’t populate with data because the table was empty.</text:p>
      <text:list xml:id="list191834666110076" text:continue-numbering="true" text:style-name="L1">
        <text:list-item>
          <text:p text:style-name="P3"><text:span text:style-name="Strong_20_Emphasis">Describe the tools used to achieve this functionality and a rationale for why these tools were used.</text:span> </text:p>
          <text:list>
            <text:list-item>
              <text:p text:style-name="P5">The project uses Mongodb for the database itself, this was chosen because of it’s speed, versatility, and CRUD functionality.</text:p>
            </text:list-item>
            <text:list-item>
              <text:p text:style-name="P5">We’re using Jupyter Notebook to visualize the data which makes it more digestible when needing to work with the data instead of manipulating it.</text:p>
            </text:list-item>
          </text:list>
        </text:list-item>
        <text:list-item>
          <text:p text:style-name="P3"><text:span text:style-name="Strong_20_Emphasis">Explain the steps that were taken to complete the project.</text:span> </text:p>
        </text:list-item>
      </text:list>
      <text:p text:style-name="P6">We started by uploading animal data to the mongodb database to work with, after which we began developing the jupyter notebook for visualizing the data. <text:s/>Once we were able to interact between the notebook and the database we wrote a python script to implement CRUD functionality into the system.</text:p>
      <text:list xml:id="list191833348219966" text:continue-numbering="true" text:style-name="L1">
        <text:list-item>
          <text:p text:style-name="P1"><text:span text:style-name="Strong_20_Emphasis">Identify any challenges that were encountered and explain how those challenges were overcome.</text:span> </text:p>
        </text:list-item>
      </text:list>
      <text:p text:style-name="P2">The largest challenges personally was the inability to load the data into the data table for testing purposes. <text:s/>While I believe the functionality is accurate based upon the requirements set forth by the client, it was difficult to implement the code. <text:s/>The other large difficulty I experienced was the interactions between jupyter, python, and mongodb. <text:s/>Having the functionality built out to allow for the jupyter notebook to effect the database was a challenge because of the process of the code talking to one another between language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8:52:20.536000000</meta:creation-date>
    <dc:date>2021-08-17T19:18:32.854000000</dc:date>
    <meta:editing-duration>PT16M2S</meta:editing-duration>
    <meta:editing-cycles>1</meta:editing-cycles>
    <meta:document-statistic meta:table-count="0" meta:image-count="0" meta:object-count="0" meta:page-count="1" meta:paragraph-count="10" meta:word-count="337" meta:character-count="1997" meta:non-whitespace-character-count="1666"/>
    <meta:generator>LibreOffice/7.1.3.2$Windows_X86_64 LibreOffice_project/47f78053abe362b9384784d31a6e56f8511eb1c1</meta:generator>
  </office:meta>
</office:document-meta>
</file>